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05cm" svg:height="3.779cm" svg:x="0.403cm" svg:y="4.136cm">
            <draw:object draw:notify-on-update-of-ranges="Sheet1.A6:Sheet1.A8 Sheet1.B6:Sheet1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94cm" svg:height="4.466cm" svg:x="11.004cm" svg:y="3.738cm">
            <draw:object draw:notify-on-update-of-ranges="Sheet1.F6:Sheet1.F8 Sheet1.G6:Sheet1.G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51cm" svg:height="4.569cm" svg:x="22.907cm" svg:y="3.639cm">
            <draw:object draw:notify-on-update-of-ranges="Sheet1.K6:Sheet1.K8 Sheet1.L6:Sheet1.L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205cm" svg:height="4.143cm" svg:x="0.028cm" svg:y="10.704cm">
            <draw:object draw:notify-on-update-of-ranges="Sheet1.A21:Sheet1.A23 Sheet1.B21:Sheet1.B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884cm" svg:height="4.435cm" svg:x="11.086cm" svg:y="10.752cm">
            <draw:object draw:notify-on-update-of-ranges="Sheet1.F21:Sheet1.F23 Sheet1.G21:Sheet1.G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535cm" svg:height="3.825cm" svg:x="21.614cm" svg:y="10.944cm">
            <draw:object draw:notify-on-update-of-ranges="Sheet1.K21:Sheet1.K23 Sheet1.L21:Sheet1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49cm" svg:height="4.775cm" svg:x="0cm" svg:y="17.233cm">
            <draw:object draw:notify-on-update-of-ranges="Sheet1.A36:Sheet1.A38 Sheet1.B36:Sheet1.B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8.136cm" svg:height="4.576cm" svg:x="10.866cm" svg:y="17.179cm">
            <draw:object draw:notify-on-update-of-ranges="Sheet1.F36:Sheet1.F38 Sheet1.G36:Sheet1.G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83cm" svg:height="4.404cm" svg:x="21.439cm" svg:y="17.444cm">
            <draw:object draw:notify-on-update-of-ranges="Sheet1.K36:Sheet1.K38 Sheet1.L36:Sheet1.L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7.829cm" svg:height="4.404cm" svg:x="0cm" svg:y="24.033cm">
            <draw:object draw:notify-on-update-of-ranges="Sheet1.A51:Sheet1.A53 Sheet1.B51:Sheet1.B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7.474cm" svg:height="4.204cm" svg:x="10.867cm" svg:y="23.98cm">
            <draw:object draw:notify-on-update-of-ranges="Sheet1.F51:Sheet1.F53 Sheet1.G51:Sheet1.G5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8.418cm" svg:height="4.735cm" svg:x="21.273cm" svg:y="23.927cm">
            <draw:object draw:notify-on-update-of-ranges="Sheet1.K51:Sheet1.K53 Sheet1.L51:Sheet1.L5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7.581cm" svg:height="4.264cm" svg:x="0.101cm" svg:y="34.605cm">
            <draw:object draw:notify-on-update-of-ranges="Sheet1.A74:Sheet1.A76 Sheet1.B74:Sheet1.B7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7.526cm" svg:height="4.233cm" svg:x="10.316cm" svg:y="34.445cm">
            <draw:object draw:notify-on-update-of-ranges="Sheet1.F74:Sheet1.F76 Sheet1.G74:Sheet1.G7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7.912cm" svg:height="4.45cm" svg:x="21.136cm" svg:y="34.39cm">
            <draw:object draw:notify-on-update-of-ranges="Sheet1.K74:Sheet1.K76 Sheet1.L74:Sheet1.L7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7.945cm" svg:height="4.469cm" svg:x="0cm" svg:y="41.163cm">
            <draw:object draw:notify-on-update-of-ranges="Sheet1.A89:Sheet1.A91 Sheet1.B89:Sheet1.B9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7.899cm" svg:height="4.443cm" svg:x="10.206cm" svg:y="41.217cm">
            <draw:object draw:notify-on-update-of-ranges="Sheet1.F89:Sheet1.F91 Sheet1.G89:Sheet1.G9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7.945cm" svg:height="4.469cm" svg:x="21.273cm" svg:y="41.19cm">
            <draw:object draw:notify-on-update-of-ranges="Sheet1.K89:Sheet1.K91 Sheet1.L89:Sheet1.L9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8.077cm" svg:height="4.543cm" svg:x="0.073cm" svg:y="47.912cm">
            <draw:object draw:notify-on-update-of-ranges="Sheet1.A104:Sheet1.A106 Sheet1.B104:Sheet1.B10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7.692cm" svg:height="4.326cm" svg:x="10.838cm" svg:y="48.125cm">
            <draw:object draw:notify-on-update-of-ranges="Sheet1.F104:Sheet1.F106 Sheet1.G104:Sheet1.G10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7.692cm" svg:height="4.327cm" svg:x="21.631cm" svg:y="48.07cm">
            <draw:object draw:notify-on-update-of-ranges="Sheet1.K104:Sheet1.K106 Sheet1.L104:Sheet1.L10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8.512cm" svg:height="4.788cm" svg:x="0cm" svg:y="54.818cm">
            <draw:object draw:notify-on-update-of-ranges="Sheet1.A119:Sheet1.A121 Sheet1.B119:Sheet1.B1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8.627cm" svg:height="4.852cm" svg:x="10.481cm" svg:y="54.817cm">
            <draw:object draw:notify-on-update-of-ranges="Sheet1.F119:Sheet1.F121 Sheet1.G119:Sheet1.G1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8.322cm" svg:height="4.681cm" svg:x="21.549cm" svg:y="55.376cm">
            <draw:object draw:notify-on-update-of-ranges="Sheet1.K119:Sheet1.K121 Sheet1.L119:Sheet1.L1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inear topolog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otted aloha</text:p>
          </table:table-cell>
          <table:table-cell table:number-columns-repeated="4"/>
          <table:table-cell office:value-type="string" calcext:value-type="string">
            <text:p>csma</text:p>
          </table:table-cell>
          <table:table-cell table:number-columns-repeated="4"/>
          <table:table-cell office:value-type="string" calcext:value-type="string">
            <text:p>csma/c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31604" calcext:value-type="float">
            <text:p>0.23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491605" calcext:value-type="float">
            <text:p>0.491605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571603" calcext:value-type="float">
            <text:p>0.57160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39467" calcext:value-type="float">
            <text:p>0.4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819467" calcext:value-type="float">
            <text:p>0.81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578467" calcext:value-type="float">
            <text:p>0.578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722298" calcext:value-type="float">
            <text:p>0.7222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323798" calcext:value-type="float">
            <text:p>0.3237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packet lo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packet lo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packet los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01604" calcext:value-type="float">
            <text:p>0.20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331604" calcext:value-type="float">
            <text:p>0.33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112604" calcext:value-type="float">
            <text:p>0.112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139467" calcext:value-type="float">
            <text:p>0.1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68467" calcext:value-type="float">
            <text:p>0.468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212467" calcext:value-type="float">
            <text:p>0.212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225098" calcext:value-type="float">
            <text:p>0.2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255098" calcext:value-type="float">
            <text:p>0.25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0098" calcext:value-type="float">
            <text:p>0.420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overhead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overhead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301604" calcext:value-type="float">
            <text:p>0.30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641604" calcext:value-type="float">
            <text:p>0.64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531604" calcext:value-type="float">
            <text:p>0.531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19467" calcext:value-type="float">
            <text:p>0.41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739467" calcext:value-type="float">
            <text:p>0.7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339467" calcext:value-type="float">
            <text:p>0.339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355098" calcext:value-type="float">
            <text:p>0.35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785098" calcext:value-type="float">
            <text:p>0.78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265098" calcext:value-type="float">
            <text:p>0.265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fairne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fairne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fairnes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871604" calcext:value-type="float">
            <text:p>0.87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31604" calcext:value-type="float">
            <text:p>0.23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731604" calcext:value-type="float">
            <text:p>0.731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289467" calcext:value-type="float">
            <text:p>0.28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39467" calcext:value-type="float">
            <text:p>0.4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839467" calcext:value-type="float">
            <text:p>0.839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725098" calcext:value-type="float">
            <text:p>0.725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Random topolog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lotted aloha</text:p>
          </table:table-cell>
          <table:table-cell table:number-columns-repeated="4"/>
          <table:table-cell office:value-type="string" calcext:value-type="string">
            <text:p>csma</text:p>
          </table:table-cell>
          <table:table-cell table:number-columns-repeated="4"/>
          <table:table-cell office:value-type="string" calcext:value-type="string">
            <text:p>csma/c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301604" calcext:value-type="float">
            <text:p>0.30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641604" calcext:value-type="float">
            <text:p>0.64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531604" calcext:value-type="float">
            <text:p>0.531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19467" calcext:value-type="float">
            <text:p>0.41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839467" calcext:value-type="float">
            <text:p>0.8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339467" calcext:value-type="float">
            <text:p>0.339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355098" calcext:value-type="float">
            <text:p>0.35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785098" calcext:value-type="float">
            <text:p>0.78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265098" calcext:value-type="float">
            <text:p>0.265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packet lo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packet lo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packet los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531604" calcext:value-type="float">
            <text:p>0.53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431604" calcext:value-type="float">
            <text:p>0.43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31604" calcext:value-type="float">
            <text:p>0.231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39467" calcext:value-type="float">
            <text:p>0.4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639467" calcext:value-type="float">
            <text:p>0.6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239467" calcext:value-type="float">
            <text:p>0.239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overhead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overhead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31604" calcext:value-type="float">
            <text:p>0.23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31601" calcext:value-type="float">
            <text:p>0.231601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611604" calcext:value-type="float">
            <text:p>0.611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539467" calcext:value-type="float">
            <text:p>0.5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539467" calcext:value-type="float">
            <text:p>0.5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39467" calcext:value-type="float">
            <text:p>0.4394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625098" calcext:value-type="float">
            <text:p>0.6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fairne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fairness</text:p>
          </table:table-cell>
          <table:table-cell table:number-columns-repeated="3"/>
          <table:table-cell table:style-name="ce1" office:value-type="string" calcext:value-type="string">
            <text:p>No of nodes</text:p>
          </table:table-cell>
          <table:table-cell office:value-type="string" calcext:value-type="string">
            <text:p>fairnes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321604" calcext:value-type="float">
            <text:p>0.321604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251603" calcext:value-type="float">
            <text:p>0.251603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431604" calcext:value-type="float">
            <text:p>0.4316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439467" calcext:value-type="float">
            <text:p>0.4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639467" calcext:value-type="float">
            <text:p>0.639467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539167" calcext:value-type="float">
            <text:p>0.5391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515098" calcext:value-type="float">
            <text:p>0.51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0.225098" calcext:value-type="float">
            <text:p>0.225098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11:10:57.036916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11-14T11:42:32.596419574</dc:date>
    <meta:editing-duration>PT22M19S</meta:editing-duration>
    <meta:editing-cycles>5</meta:editing-cycles>
    <meta:document-statistic meta:table-count="1" meta:cell-count="200" meta:object-count="2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31cm" svg:height="4.405cm" xlink:href=".." xlink:type="simple" chart:class="chart:scatter" chart:style-name="ch1">
        <chart:legend chart:legend-position="end" svg:x="5.032cm" svg:y="1.903cm" style:legend-expansion="high" chart:style-name="ch2"/>
        <chart:plot-area chart:style-name="ch3" table:cell-range-address="Sheet1.K36:Sheet1.L38" svg:x="0.156cm" svg:y="0.088cm" svg:width="4.72cm" svg:height="4.229cm">
          <chartooo:coordinate-region svg:x="0.883cm" svg:y="0.288cm" svg:width="3.806cm" svg:height="3.3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6:Sheet1.L38" chart:class="chart:scatter">
            <chart:domain table:cell-range-address="Sheet1.K36:Sheet1.K3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36:Sheet1.K38</svg:desc>
                </draw:g>
              </table:table-cell>
              <table:table-cell office:value-type="float" office:value="0.531604">
                <text:p>0.531604</text:p>
                <draw:g>
                  <svg:desc>Sheet1.L36:Sheet1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39467">
                <text:p>0.3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65098">
                <text:p>0.26509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3cm" svg:height="4.405cm" xlink:href=".." xlink:type="simple" chart:class="chart:scatter" chart:style-name="ch1">
        <chart:legend chart:legend-position="end" svg:x="4.978cm" svg:y="1.903cm" style:legend-expansion="high" chart:style-name="ch2"/>
        <chart:plot-area chart:style-name="ch3" table:cell-range-address="Sheet1.A51:Sheet1.B53" svg:x="0.156cm" svg:y="0.088cm" svg:width="4.666cm" svg:height="4.229cm">
          <chartooo:coordinate-region svg:x="0.883cm" svg:y="0.287cm" svg:width="3.753cm" svg:height="3.3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1:Sheet1.B53" chart:class="chart:scatter">
            <chart:domain table:cell-range-address="Sheet1.A51:Sheet1.A5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1:Sheet1.A53</svg:desc>
                </draw:g>
              </table:table-cell>
              <table:table-cell office:value-type="float" office:value="0.871604">
                <text:p>0.871604</text:p>
                <draw:g>
                  <svg:desc>Sheet1.B51:Sheet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89467">
                <text:p>0.28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75cm" svg:height="4.205cm" xlink:href=".." xlink:type="simple" chart:class="chart:scatter" chart:style-name="ch1">
        <chart:legend chart:legend-position="end" svg:x="4.596cm" svg:y="1.803cm" style:legend-expansion="high" chart:style-name="ch2"/>
        <chart:plot-area chart:style-name="ch3" table:cell-range-address="Sheet1.F51:Sheet1.G53" svg:x="0.149cm" svg:y="0.084cm" svg:width="4.298cm" svg:height="4.037cm">
          <chartooo:coordinate-region svg:x="0.876cm" svg:y="0.283cm" svg:width="3.384cm" svg:height="3.1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1:Sheet1.G53" chart:class="chart:scatter">
            <chart:domain table:cell-range-address="Sheet1.F51:Sheet1.F5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51:Sheet1.F53</svg:desc>
                </draw:g>
              </table:table-cell>
              <table:table-cell office:value-type="float" office:value="0.231604">
                <text:p>0.231604</text:p>
                <draw:g>
                  <svg:desc>Sheet1.G51:Sheet1.G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39467">
                <text:p>0.4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19cm" svg:height="4.736cm" xlink:href=".." xlink:type="simple" chart:class="chart:scatter" chart:style-name="ch1">
        <chart:legend chart:legend-position="end" svg:x="5.62cm" svg:y="2.069cm" style:legend-expansion="high" chart:style-name="ch2"/>
        <chart:plot-area chart:style-name="ch3" table:cell-range-address="Sheet1.K51:Sheet1.L53" svg:x="0.168cm" svg:y="0.094cm" svg:width="5.284cm" svg:height="4.548cm">
          <chartooo:coordinate-region svg:x="1.08cm" svg:y="0.293cm" svg:width="4.185cm" svg:height="3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51:Sheet1.L53" chart:class="chart:scatter">
            <chart:domain table:cell-range-address="Sheet1.K51:Sheet1.K5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51:Sheet1.K53</svg:desc>
                </draw:g>
              </table:table-cell>
              <table:table-cell office:value-type="float" office:value="0.731604">
                <text:p>0.731604</text:p>
                <draw:g>
                  <svg:desc>Sheet1.L51:Sheet1.L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39467">
                <text:p>0.8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725098">
                <text:p>0.7250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82cm" svg:height="4.265cm" xlink:href=".." xlink:type="simple" chart:class="chart:scatter" chart:style-name="ch1">
        <chart:legend chart:legend-position="end" svg:x="4.73cm" svg:y="1.833cm" style:legend-expansion="high" chart:style-name="ch2"/>
        <chart:plot-area chart:style-name="ch3" table:cell-range-address="Sheet1.A74:Sheet1.B76" svg:x="0.151cm" svg:y="0.085cm" svg:width="4.428cm" svg:height="4.095cm">
          <chartooo:coordinate-region svg:x="0.878cm" svg:y="0.284cm" svg:width="3.514cm" svg:height="3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4:Sheet1.B76" chart:class="chart:scatter">
            <chart:domain table:cell-range-address="Sheet1.A74:Sheet1.A7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74:Sheet1.A76</svg:desc>
                </draw:g>
              </table:table-cell>
              <table:table-cell office:value-type="float" office:value="0.301604">
                <text:p>0.301604</text:p>
                <draw:g>
                  <svg:desc>Sheet1.B74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19467">
                <text:p>0.41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55098">
                <text:p>0.3550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527cm" svg:height="4.234cm" xlink:href=".." xlink:type="simple" chart:class="chart:scatter" chart:style-name="ch1">
        <chart:legend chart:legend-position="end" svg:x="4.648cm" svg:y="1.818cm" style:legend-expansion="high" chart:style-name="ch2"/>
        <chart:plot-area chart:style-name="ch3" table:cell-range-address="Sheet1.F74:Sheet1.G76" svg:x="0.15cm" svg:y="0.084cm" svg:width="4.348cm" svg:height="4.066cm">
          <chartooo:coordinate-region svg:x="0.877cm" svg:y="0.283cm" svg:width="3.434cm" svg:height="3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74:Sheet1.G76" chart:class="chart:scatter">
            <chart:domain table:cell-range-address="Sheet1.F74:Sheet1.F7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74:Sheet1.F76</svg:desc>
                </draw:g>
              </table:table-cell>
              <table:table-cell office:value-type="float" office:value="0.641604">
                <text:p>0.641604</text:p>
                <draw:g>
                  <svg:desc>Sheet1.G74:Sheet1.G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39467">
                <text:p>0.8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785098">
                <text:p>0.78509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13cm" svg:height="4.451cm" xlink:href=".." xlink:type="simple" chart:class="chart:scatter" chart:style-name="ch1">
        <chart:legend chart:legend-position="end" svg:x="5.114cm" svg:y="1.926cm" style:legend-expansion="high" chart:style-name="ch2"/>
        <chart:plot-area chart:style-name="ch3" table:cell-range-address="Sheet1.K74:Sheet1.L76" svg:x="0.158cm" svg:y="0.089cm" svg:width="4.798cm" svg:height="4.273cm">
          <chartooo:coordinate-region svg:x="0.885cm" svg:y="0.289cm" svg:width="3.884cm" svg:height="3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74:Sheet1.L76" chart:class="chart:scatter">
            <chart:domain table:cell-range-address="Sheet1.K74:Sheet1.K7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74:Sheet1.K76</svg:desc>
                </draw:g>
              </table:table-cell>
              <table:table-cell office:value-type="float" office:value="0.531604">
                <text:p>0.531604</text:p>
                <draw:g>
                  <svg:desc>Sheet1.L74:Sheet1.L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39467">
                <text:p>0.3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65098">
                <text:p>0.2650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46cm" svg:height="4.47cm" xlink:href=".." xlink:type="simple" chart:class="chart:scatter" chart:style-name="ch1">
        <chart:legend chart:legend-position="end" svg:x="5.094cm" svg:y="1.936cm" style:legend-expansion="high" chart:style-name="ch2"/>
        <chart:plot-area chart:style-name="ch3" table:cell-range-address="Sheet1.A89:Sheet1.B91" svg:x="0.158cm" svg:y="0.089cm" svg:width="4.778cm" svg:height="4.292cm">
          <chartooo:coordinate-region svg:x="0.885cm" svg:y="0.289cm" svg:width="3.864cm" svg:height="3.4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9:Sheet1.B91" chart:class="chart:scatter">
            <chart:domain table:cell-range-address="Sheet1.A89:Sheet1.A9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89:Sheet1.A91</svg:desc>
                </draw:g>
              </table:table-cell>
              <table:table-cell office:value-type="float" office:value="0.531604">
                <text:p>0.531604</text:p>
                <draw:g>
                  <svg:desc>Sheet1.B89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39467">
                <text:p>0.4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cm" svg:height="4.444cm" xlink:href=".." xlink:type="simple" chart:class="chart:scatter" chart:style-name="ch1">
        <chart:legend chart:legend-position="end" svg:x="5.021cm" svg:y="1.923cm" style:legend-expansion="high" chart:style-name="ch2"/>
        <chart:plot-area chart:style-name="ch3" table:cell-range-address="Sheet1.F89:Sheet1.G91" svg:x="0.158cm" svg:y="0.088cm" svg:width="4.705cm" svg:height="4.268cm">
          <chartooo:coordinate-region svg:x="0.885cm" svg:y="0.287cm" svg:width="3.791cm" svg:height="3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89:Sheet1.G91" chart:class="chart:scatter">
            <chart:domain table:cell-range-address="Sheet1.F89:Sheet1.F9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89:Sheet1.F91</svg:desc>
                </draw:g>
              </table:table-cell>
              <table:table-cell office:value-type="float" office:value="0.431604">
                <text:p>0.431604</text:p>
                <draw:g>
                  <svg:desc>Sheet1.G89:Sheet1.G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639467">
                <text:p>0.6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46cm" svg:height="4.47cm" xlink:href=".." xlink:type="simple" chart:class="chart:scatter" chart:style-name="ch1">
        <chart:legend chart:legend-position="end" svg:x="5.147cm" svg:y="1.936cm" style:legend-expansion="high" chart:style-name="ch2"/>
        <chart:plot-area chart:style-name="ch3" table:cell-range-address="Sheet1.K89:Sheet1.L91" svg:x="0.158cm" svg:y="0.089cm" svg:width="4.831cm" svg:height="4.292cm">
          <chartooo:coordinate-region svg:x="0.885cm" svg:y="0.288cm" svg:width="3.918cm" svg:height="3.4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89:Sheet1.L91" chart:class="chart:scatter">
            <chart:domain table:cell-range-address="Sheet1.K89:Sheet1.K9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89:Sheet1.K91</svg:desc>
                </draw:g>
              </table:table-cell>
              <table:table-cell office:value-type="float" office:value="0.231604">
                <text:p>0.231604</text:p>
                <draw:g>
                  <svg:desc>Sheet1.L89:Sheet1.L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39467">
                <text:p>0.2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06cm" svg:height="3.78cm" xlink:href=".." xlink:type="simple" chart:class="chart:scatter" chart:style-name="ch1">
        <chart:legend chart:legend-position="end" svg:x="5.254cm" svg:y="1.591cm" style:legend-expansion="high" chart:style-name="ch2"/>
        <chart:plot-area chart:style-name="ch3" table:cell-range-address="Sheet1.A6:Sheet1.B8" svg:x="0.162cm" svg:y="0.075cm" svg:width="4.93cm" svg:height="3.63cm">
          <chartooo:coordinate-region svg:x="0.889cm" svg:y="0.274cm" svg:width="4.017cm" svg:height="2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8" chart:class="chart:scatter">
            <chart:domain table:cell-range-address="Sheet1.A6:Sheet1.A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:Sheet1.A8</svg:desc>
                </draw:g>
              </table:table-cell>
              <table:table-cell office:value-type="float" office:value="0.231604">
                <text:p>0.231604</text:p>
                <draw:g>
                  <svg:desc>Sheet1.B6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39467">
                <text:p>0.4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78cm" svg:height="4.544cm" xlink:href=".." xlink:type="simple" chart:class="chart:scatter" chart:style-name="ch1">
        <chart:legend chart:legend-position="end" svg:x="5.226cm" svg:y="1.973cm" style:legend-expansion="high" chart:style-name="ch2"/>
        <chart:plot-area chart:style-name="ch3" table:cell-range-address="Sheet1.A104:Sheet1.B106" svg:x="0.161cm" svg:y="0.09cm" svg:width="4.904cm" svg:height="4.364cm">
          <chartooo:coordinate-region svg:x="0.888cm" svg:y="0.29cm" svg:width="3.991cm" svg:height="3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4:Sheet1.B106" chart:class="chart:scatter">
            <chart:domain table:cell-range-address="Sheet1.A104:Sheet1.A10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04:Sheet1.A106</svg:desc>
                </draw:g>
              </table:table-cell>
              <table:table-cell office:value-type="float" office:value="0.231604">
                <text:p>0.231604</text:p>
                <draw:g>
                  <svg:desc>Sheet1.B104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39467">
                <text:p>0.5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93cm" svg:height="4.327cm" xlink:href=".." xlink:type="simple" chart:class="chart:scatter" chart:style-name="ch1">
        <chart:legend chart:legend-position="end" svg:x="4.814cm" svg:y="1.864cm" style:legend-expansion="high" chart:style-name="ch2"/>
        <chart:plot-area chart:style-name="ch3" table:cell-range-address="Sheet1.F104:Sheet1.G106" svg:x="0.153cm" svg:y="0.086cm" svg:width="4.508cm" svg:height="4.155cm">
          <chartooo:coordinate-region svg:x="0.88cm" svg:y="0.285cm" svg:width="3.595cm" svg:height="3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4:Sheet1.G106" chart:class="chart:scatter">
            <chart:domain table:cell-range-address="Sheet1.F104:Sheet1.F10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104:Sheet1.F106</svg:desc>
                </draw:g>
              </table:table-cell>
              <table:table-cell office:value-type="float" office:value="0.231601">
                <text:p>0.231601</text:p>
                <draw:g>
                  <svg:desc>Sheet1.G104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39467">
                <text:p>0.5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625098">
                <text:p>0.6250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93cm" svg:height="4.328cm" xlink:href=".." xlink:type="simple" chart:class="chart:scatter" chart:style-name="ch1">
        <chart:legend chart:legend-position="end" svg:x="4.894cm" svg:y="1.865cm" style:legend-expansion="high" chart:style-name="ch2"/>
        <chart:plot-area chart:style-name="ch3" table:cell-range-address="Sheet1.K104:Sheet1.L106" svg:x="0.153cm" svg:y="0.086cm" svg:width="4.588cm" svg:height="4.156cm">
          <chartooo:coordinate-region svg:x="0.88cm" svg:y="0.285cm" svg:width="3.674cm" svg:height="3.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04:Sheet1.L106" chart:class="chart:scatter">
            <chart:domain table:cell-range-address="Sheet1.K104:Sheet1.K10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104:Sheet1.K106</svg:desc>
                </draw:g>
              </table:table-cell>
              <table:table-cell office:value-type="float" office:value="0.611604">
                <text:p>0.611604</text:p>
                <draw:g>
                  <svg:desc>Sheet1.L104:Sheet1.L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39467">
                <text:p>0.4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13cm" svg:height="4.789cm" xlink:href=".." xlink:type="simple" chart:class="chart:scatter" chart:style-name="ch1">
        <chart:legend chart:legend-position="end" svg:x="5.661cm" svg:y="2.095cm" style:legend-expansion="high" chart:style-name="ch2"/>
        <chart:plot-area chart:style-name="ch3" table:cell-range-address="Sheet1.A119:Sheet1.B121" svg:x="0.17cm" svg:y="0.095cm" svg:width="5.321cm" svg:height="4.599cm">
          <chartooo:coordinate-region svg:x="0.897cm" svg:y="0.295cm" svg:width="4.407cm" svg:height="3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9:Sheet1.B121" chart:class="chart:scatter">
            <chart:domain table:cell-range-address="Sheet1.A119:Sheet1.A12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9:Sheet1.A121</svg:desc>
                </draw:g>
              </table:table-cell>
              <table:table-cell office:value-type="float" office:value="0.321604">
                <text:p>0.321604</text:p>
                <draw:g>
                  <svg:desc>Sheet1.B119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39467">
                <text:p>0.4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15098">
                <text:p>0.5150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28cm" svg:height="4.853cm" xlink:href=".." xlink:type="simple" chart:class="chart:scatter" chart:style-name="ch1">
        <chart:legend chart:legend-position="end" svg:x="5.749cm" svg:y="2.127cm" style:legend-expansion="high" chart:style-name="ch2"/>
        <chart:plot-area chart:style-name="ch3" table:cell-range-address="Sheet1.F119:Sheet1.G121" svg:x="0.172cm" svg:y="0.097cm" svg:width="5.405cm" svg:height="4.659cm">
          <chartooo:coordinate-region svg:x="0.899cm" svg:y="0.296cm" svg:width="4.491cm" svg:height="3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19:Sheet1.G121" chart:class="chart:scatter">
            <chart:domain table:cell-range-address="Sheet1.F119:Sheet1.F12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119:Sheet1.F121</svg:desc>
                </draw:g>
              </table:table-cell>
              <table:table-cell office:value-type="float" office:value="0.251603">
                <text:p>0.251603</text:p>
                <draw:g>
                  <svg:desc>Sheet1.G119:Sheet1.G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639467">
                <text:p>0.6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23cm" svg:height="4.682cm" xlink:href=".." xlink:type="simple" chart:class="chart:scatter" chart:style-name="ch1">
        <chart:legend chart:legend-position="end" svg:x="5.524cm" svg:y="2.042cm" style:legend-expansion="high" chart:style-name="ch2"/>
        <chart:plot-area chart:style-name="ch3" table:cell-range-address="Sheet1.K119:Sheet1.L121" svg:x="0.166cm" svg:y="0.093cm" svg:width="5.192cm" svg:height="4.496cm">
          <chartooo:coordinate-region svg:x="0.893cm" svg:y="0.293cm" svg:width="4.278cm" svg:height="3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19:Sheet1.L121" chart:class="chart:scatter">
            <chart:domain table:cell-range-address="Sheet1.K119:Sheet1.K121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119:Sheet1.K121</svg:desc>
                </draw:g>
              </table:table-cell>
              <table:table-cell office:value-type="float" office:value="0.431604">
                <text:p>0.431604</text:p>
                <draw:g>
                  <svg:desc>Sheet1.L119:Sheet1.L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39167">
                <text:p>0.539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25098">
                <text:p>0.2250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41cm" svg:height="4.467cm" xlink:href=".." xlink:type="simple" chart:class="chart:scatter" chart:style-name="ch1">
        <chart:legend chart:legend-position="end" svg:x="5.062cm" svg:y="1.934cm" style:legend-expansion="high" chart:style-name="ch2"/>
        <chart:plot-area chart:style-name="ch3" table:cell-range-address="Sheet1.F6:Sheet1.G8" svg:x="0.158cm" svg:y="0.089cm" svg:width="4.746cm" svg:height="4.289cm">
          <chartooo:coordinate-region svg:x="0.885cm" svg:y="0.288cm" svg:width="3.833cm" svg:height="3.4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6:Sheet1.G8" chart:class="chart:scatter">
            <chart:domain table:cell-range-address="Sheet1.F6:Sheet1.F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6:Sheet1.F8</svg:desc>
                </draw:g>
              </table:table-cell>
              <table:table-cell office:value-type="float" office:value="0.491605">
                <text:p>0.491605</text:p>
                <draw:g>
                  <svg:desc>Sheet1.G6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19467">
                <text:p>0.81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722298">
                <text:p>0.722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52cm" svg:height="4.57cm" xlink:href=".." xlink:type="simple" chart:class="chart:scatter" chart:style-name="ch1">
        <chart:legend chart:legend-position="end" svg:x="5.353cm" svg:y="1.986cm" style:legend-expansion="high" chart:style-name="ch2"/>
        <chart:plot-area chart:style-name="ch3" table:cell-range-address="Sheet1.K6:Sheet1.L8" svg:x="0.163cm" svg:y="0.091cm" svg:width="5.027cm" svg:height="4.388cm">
          <chartooo:coordinate-region svg:x="0.89cm" svg:y="0.291cm" svg:width="4.113cm" svg:height="3.5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6:Sheet1.L8" chart:class="chart:scatter">
            <chart:domain table:cell-range-address="Sheet1.K6:Sheet1.K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6:Sheet1.K8</svg:desc>
                </draw:g>
              </table:table-cell>
              <table:table-cell office:value-type="float" office:value="0.571603">
                <text:p>0.571603</text:p>
                <draw:g>
                  <svg:desc>Sheet1.L6:Sheet1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78467">
                <text:p>0.578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23798">
                <text:p>0.323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206cm" svg:height="4.144cm" xlink:href=".." xlink:type="simple" chart:class="chart:scatter" chart:style-name="ch1">
        <chart:legend chart:legend-position="end" svg:x="5.354cm" svg:y="1.773cm" style:legend-expansion="high" chart:style-name="ch2"/>
        <chart:plot-area chart:style-name="ch3" table:cell-range-address="Sheet1.A21:Sheet1.B23" svg:x="0.164cm" svg:y="0.082cm" svg:width="5.026cm" svg:height="3.98cm">
          <chartooo:coordinate-region svg:x="1.076cm" svg:y="0.281cm" svg:width="3.928cm" svg:height="3.1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1:Sheet1.B23" chart:class="chart:scatter">
            <chart:domain table:cell-range-address="Sheet1.A21:Sheet1.A2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23</svg:desc>
                </draw:g>
              </table:table-cell>
              <table:table-cell office:value-type="float" office:value="0.201604">
                <text:p>0.201604</text:p>
                <draw:g>
                  <svg:desc>Sheet1.B21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39467">
                <text:p>0.1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25098">
                <text:p>0.2250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85cm" svg:height="4.436cm" xlink:href=".." xlink:type="simple" chart:class="chart:scatter" chart:style-name="ch1">
        <chart:legend chart:legend-position="end" svg:x="5.006cm" svg:y="1.919cm" style:legend-expansion="high" chart:style-name="ch2"/>
        <chart:plot-area chart:style-name="ch3" table:cell-range-address="Sheet1.F21:Sheet1.G23" svg:x="0.157cm" svg:y="0.088cm" svg:width="4.692cm" svg:height="4.26cm">
          <chartooo:coordinate-region svg:x="0.884cm" svg:y="0.287cm" svg:width="3.778cm" svg:height="3.4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1:Sheet1.G23" chart:class="chart:scatter">
            <chart:domain table:cell-range-address="Sheet1.F21:Sheet1.F2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21:Sheet1.F23</svg:desc>
                </draw:g>
              </table:table-cell>
              <table:table-cell office:value-type="float" office:value="0.331604">
                <text:p>0.331604</text:p>
                <draw:g>
                  <svg:desc>Sheet1.G21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68467">
                <text:p>0.468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55098">
                <text:p>0.255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36cm" svg:height="3.826cm" xlink:href=".." xlink:type="simple" chart:class="chart:scatter" chart:style-name="ch1">
        <chart:legend chart:legend-position="end" svg:x="5.628cm" svg:y="1.509cm" style:legend-expansion="custom" chartooo:width="2.589cm" chartooo:height="0.598cm" style:legend-expansion-aspect-ratio="4.32943143812709" chart:style-name="ch2"/>
        <chart:plot-area chart:style-name="ch3" table:cell-range-address="Sheet1.K21:Sheet1.L23" svg:x="0.264cm" svg:y="0.224cm" svg:width="5.395cm" svg:height="3.673cm">
          <chartooo:coordinate-region svg:x="0.991cm" svg:y="0.423cm" svg:width="4.482cm" svg:height="2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1:Sheet1.L23" chart:class="chart:scatter">
            <chart:domain table:cell-range-address="Sheet1.K21:Sheet1.K2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K21:Sheet1.K23</svg:desc>
                </draw:g>
              </table:table-cell>
              <table:table-cell office:value-type="float" office:value="0.112604">
                <text:p>0.112604</text:p>
                <draw:g>
                  <svg:desc>Sheet1.L21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12467">
                <text:p>0.212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20098">
                <text:p>0.4200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1cm" svg:height="4.776cm" xlink:href=".." xlink:type="simple" chart:class="chart:scatter" chart:style-name="ch1">
        <chart:legend chart:legend-position="end" svg:x="5.639cm" svg:y="2.089cm" style:legend-expansion="high" chart:style-name="ch2"/>
        <chart:plot-area chart:style-name="ch3" table:cell-range-address="Sheet1.A36:Sheet1.B38" svg:x="0.169cm" svg:y="0.095cm" svg:width="5.301cm" svg:height="4.586cm">
          <chartooo:coordinate-region svg:x="0.896cm" svg:y="0.295cm" svg:width="4.388cm" svg:height="3.7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6:Sheet1.B38" chart:class="chart:scatter">
            <chart:domain table:cell-range-address="Sheet1.A36:Sheet1.A3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6:Sheet1.A38</svg:desc>
                </draw:g>
              </table:table-cell>
              <table:table-cell office:value-type="float" office:value="0.301604">
                <text:p>0.301604</text:p>
                <draw:g>
                  <svg:desc>Sheet1.B36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19467">
                <text:p>0.41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55098">
                <text:p>0.3550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7cm" svg:height="4.577cm" xlink:href=".." xlink:type="simple" chart:class="chart:scatter" chart:style-name="ch1">
        <chart:legend chart:legend-position="end" svg:x="5.258cm" svg:y="1.989cm" style:legend-expansion="high" chart:style-name="ch2"/>
        <chart:plot-area chart:style-name="ch3" table:cell-range-address="Sheet1.F36:Sheet1.G38" svg:x="0.162cm" svg:y="0.091cm" svg:width="4.934cm" svg:height="4.395cm">
          <chartooo:coordinate-region svg:x="0.889cm" svg:y="0.29cm" svg:width="4.021cm" svg:height="3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6:Sheet1.G38" chart:class="chart:scatter">
            <chart:domain table:cell-range-address="Sheet1.F36:Sheet1.F38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F36:Sheet1.F38</svg:desc>
                </draw:g>
              </table:table-cell>
              <table:table-cell office:value-type="float" office:value="0.641604">
                <text:p>0.641604</text:p>
                <draw:g>
                  <svg:desc>Sheet1.G36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39467">
                <text:p>0.7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785098">
                <text:p>0.7850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